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3413" calcext:value-type="float">
            <text:p>0.0953413</text:p>
          </table:table-cell>
          <table:table-cell office:value-type="float" office:value="2.6198847" calcext:value-type="float">
            <text:p>2.6198847</text:p>
          </table:table-cell>
          <table:table-cell office:value-type="float" office:value="8.5966787" calcext:value-type="float">
            <text:p>8.5966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2285" calcext:value-type="float">
            <text:p>0.092285</text:p>
          </table:table-cell>
          <table:table-cell office:value-type="float" office:value="3.0478749" calcext:value-type="float">
            <text:p>3.0478749</text:p>
          </table:table-cell>
          <table:table-cell office:value-type="float" office:value="8.600514167" calcext:value-type="float">
            <text:p>8.60051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9326" calcext:value-type="float">
            <text:p>0.0549326</text:p>
          </table:table-cell>
          <table:table-cell office:value-type="float" office:value="1.6431807" calcext:value-type="float">
            <text:p>1.6431807</text:p>
          </table:table-cell>
          <table:table-cell office:value-type="float" office:value="3.5605958" calcext:value-type="float">
            <text:p>3.5605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8426" calcext:value-type="float">
            <text:p>0.0568426</text:p>
          </table:table-cell>
          <table:table-cell office:value-type="float" office:value="1.6241173" calcext:value-type="float">
            <text:p>1.6241173</text:p>
          </table:table-cell>
          <table:table-cell office:value-type="float" office:value="3.4956904" calcext:value-type="float">
            <text:p>3.4956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425032286" calcext:value-type="float">
            <text:p>2.425032286</text:p>
          </table:table-cell>
          <table:table-cell office:value-type="float" office:value="1.0034796" calcext:value-type="float">
            <text:p>1.0034796</text:p>
          </table:table-cell>
          <table:table-cell office:value-type="float" office:value="0.0247954" calcext:value-type="float">
            <text:p>0.0247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16142444" calcext:value-type="float">
            <text:p>0.016142444</text:p>
          </table:table-cell>
          <table:table-cell office:value-type="float" office:value="0.561585" calcext:value-type="float">
            <text:p>0.561585</text:p>
          </table:table-cell>
          <table:table-cell office:value-type="float" office:value="1.9551454" calcext:value-type="float">
            <text:p>1.9551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097885" calcext:value-type="float">
            <text:p>0.0097885</text:p>
          </table:table-cell>
          <table:table-cell office:value-type="float" office:value="0.5226957" calcext:value-type="float">
            <text:p>0.5226957</text:p>
          </table:table-cell>
          <table:table-cell office:value-type="float" office:value="1.954976" calcext:value-type="float">
            <text:p>1.954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186" calcext:value-type="float">
            <text:p>0.0095186</text:p>
          </table:table-cell>
          <table:table-cell office:value-type="float" office:value="0.5590044" calcext:value-type="float">
            <text:p>0.5590044</text:p>
          </table:table-cell>
          <table:table-cell office:value-type="float" office:value="2.090822" calcext:value-type="float">
            <text:p>2.09082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8412" calcext:value-type="float">
            <text:p>0.0088412</text:p>
          </table:table-cell>
          <table:table-cell office:value-type="float" office:value="0.5229406" calcext:value-type="float">
            <text:p>0.5229406</text:p>
          </table:table-cell>
          <table:table-cell office:value-type="float" office:value="1.9449948" calcext:value-type="float">
            <text:p>1.94499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4709" calcext:value-type="float">
            <text:p>0.0084709</text:p>
          </table:table-cell>
          <table:table-cell office:value-type="float" office:value="0.5586249" calcext:value-type="float">
            <text:p>0.5586249</text:p>
          </table:table-cell>
          <table:table-cell office:value-type="float" office:value="2.0807578" calcext:value-type="float">
            <text:p>2.08075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87339" calcext:value-type="float">
            <text:p>0.0087339</text:p>
          </table:table-cell>
          <table:table-cell office:value-type="float" office:value="0.5593643" calcext:value-type="float">
            <text:p>0.5593643</text:p>
          </table:table-cell>
          <table:table-cell office:value-type="float" office:value="2.0830173" calcext:value-type="float">
            <text:p>2.0830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8955" calcext:value-type="float">
            <text:p>0.0078955</text:p>
          </table:table-cell>
          <table:table-cell office:value-type="float" office:value="0.5382643" calcext:value-type="float">
            <text:p>0.5382643</text:p>
          </table:table-cell>
          <table:table-cell office:value-type="float" office:value="1.9532628" calcext:value-type="float">
            <text:p>1.95326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78937" calcext:value-type="float">
            <text:p>0.0078937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1.9545597" calcext:value-type="float">
            <text:p>1.954559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float" office:value="2.461278" calcext:value-type="float">
            <text:p>2.46127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416875" calcext:value-type="float">
            <text:p>2.416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408423" calcext:value-type="float">
            <text:p>2.4084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430065" calcext:value-type="float">
            <text:p>2.430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419817" calcext:value-type="float">
            <text:p>2.4198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416589" calcext:value-type="float">
            <text:p>2.4165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422179" calcext:value-type="float">
            <text:p>2.42217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formula="of:=AVERAGE([.D21:.D30])" office:value-type="float" office:value="2.42503228571429" calcext:value-type="float">
            <text:p>2.42503228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18:50.875717677</meta:creation-date>
    <dc:date>2018-12-14T00:56:18.985177368</dc:date>
    <meta:editing-duration>PT5M25S</meta:editing-duration>
    <meta:editing-cycles>2</meta:editing-cycles>
    <meta:generator>LibreOffice/5.1.6.2$Linux_X86_64 LibreOffice_project/10m0$Build-2</meta:generator>
    <meta:document-statistic meta:table-count="1" meta:cell-count="87" meta:object-count="0"/>
  </office:meta>
</office:document-meta>
</file>